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b76" officeooo:paragraph-rsid="00190b76"/>
    </style:style>
    <style:style style:name="P2" style:family="paragraph" style:parent-style-name="Standard">
      <style:text-properties officeooo:paragraph-rsid="00190b7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0b76" officeooo:paragraph-rsid="00190b7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0b76" officeooo:paragraph-rsid="00190b7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0b76" officeooo:paragraph-rsid="00190b76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1aa6a1"/>
    </style:style>
    <style:style style:name="P7" style:family="paragraph" style:parent-style-name="Standard">
      <style:text-properties officeooo:paragraph-rsid="00190b76"/>
    </style:style>
    <style:style style:name="P8" style:family="paragraph" style:parent-style-name="Standard">
      <style:text-properties officeooo:rsid="001aa6a1" officeooo:paragraph-rsid="001aa6a1"/>
    </style:style>
    <style:style style:name="P9" style:family="paragraph" style:parent-style-name="Standard">
      <style:text-properties officeooo:paragraph-rsid="001b0c2e"/>
    </style:style>
    <style:style style:name="P10" style:family="paragraph" style:parent-style-name="Standard">
      <style:text-properties officeooo:paragraph-rsid="001c5314"/>
    </style:style>
    <style:style style:name="P11" style:family="paragraph" style:parent-style-name="Standard">
      <style:text-properties fo:color="#81d41a" loext:opacity="100%"/>
    </style:style>
    <style:style style:name="P12" style:family="paragraph" style:parent-style-name="Standard">
      <style:text-properties style:use-window-font-color="true" loext:opacity="0%" officeooo:paragraph-rsid="001d96f2"/>
    </style:style>
    <style:style style:name="T1" style:family="text">
      <style:text-properties officeooo:rsid="00190b76"/>
    </style:style>
    <style:style style:name="T2" style:family="text">
      <style:text-properties officeooo:rsid="001aa6a1"/>
    </style:style>
    <style:style style:name="T3" style:family="text">
      <style:text-properties officeooo:rsid="001b0c2e"/>
    </style:style>
    <style:style style:name="T4" style:family="text">
      <style:text-properties officeooo:rsid="001c5314"/>
    </style:style>
    <style:style style:name="T5" style:family="text">
      <style:text-properties officeooo:rsid="001d9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4</text:p>
      <text:p text:style-name="P3"/>
      <text:p text:style-name="P4">Part A:</text:p>
      <text:p text:style-name="Standard"/>
      <text:p text:style-name="P11">/*Create table Borrower(Roll_no int primary key, Name nvarchar(20), DateOfIssue Date, Book nvarchar(30), Status <text:span text:style-name="T3">n</text:span>varchar(<text:span text:style-name="T3">2</text:span>));</text:p>
      <text:p text:style-name="P11"><text:tab/></text:p>
      <text:p text:style-name="P11">Create table Fine (Roll_no int, FOREIGN KEY(Roll_no) REFERENCES Borrower(Roll_no) ON UPDATE CASCADE, DateOfIssue Date, DateOfReturn Date, Fine float);*/</text:p>
      <text:p text:style-name="P11"/>
      <text:p text:style-name="P12">Create table Borrower(Roll_no int, Name nvarchar(20), DateOfIssue Date, Book nvarchar(30), Status <text:span text:style-name="T3">n</text:span>varchar(<text:span text:style-name="T3">2</text:span>));</text:p>
      <text:p text:style-name="P12"><text:tab/></text:p>
      <text:p text:style-name="P12">Create table Fine (Roll_no int, DateOfReturn Date, Fine float);</text:p>
      <text:p text:style-name="Standard"/>
      <text:p text:style-name="Standard">Insert into Borrower values(10843, "FYAD", '2022-12-12', "The Eye Of The World", “<text:span text:style-name="T3">I”</text:span>);</text:p>
      <text:p text:style-name="Standard"/>
      <text:p text:style-name="Standard">Insert into Borrower values(21376, "SYAS", '2023-6-2', "The Great Hunt",</text:p>
      <text:p text:style-name="P9">“<text:span text:style-name="T3">I”</text:span>);</text:p>
      <text:p text:style-name="Standard"/>
      <text:p text:style-name="P9">Insert into Borrower values(31373, "TYAKS", '2023-11-21', "The Dragon Reborn", “<text:span text:style-name="T3">I”</text:span>);</text:p>
      <text:p text:style-name="Standard"/>
      <text:p text:style-name="P9">Insert into Borrower values(41264, "BEAKS", '2024-8-18', "The Shadow Rising", “<text:span text:style-name="T3">I”</text:span>);</text:p>
      <text:p text:style-name="Standard"/>
      <text:p text:style-name="Standard"/>
      <text:p text:style-name="Standard">Delimiter <text:span text:style-name="T2">$$</text:span></text:p>
      <text:p text:style-name="Standard"/>
      <text:p text:style-name="P6">create procedure fine(Roll_no int, DateOfReturn Date) </text:p>
      <text:p text:style-name="P6">begin</text:p>
      <text:p text:style-name="P6">declare roll int; </text:p>
      <text:p text:style-name="P6">declare dor date;</text:p>
      <text:p text:style-name="P6">declare days int; </text:p>
      <text:p text:style-name="P6">declare doi date; </text:p>
      <text:p text:style-name="P6">declare fine int; </text:p>
      <text:p text:style-name="P10">declare exit handler for not found begin select "Value Not Found" <text:span text:style-name="T5">As Error</text:span>; </text:p>
      <text:p text:style-name="P10">end;</text:p>
      <text:p text:style-name="P6">set roll = Roll_no; </text:p>
      <text:p text:style-name="P6">set dor = DateOfReturn; </text:p>
      <text:p text:style-name="P6">select DateOfIssue into doi from Borrower where Borrower.Roll_no = roll; </text:p>
      <text:p text:style-name="P6">select datediff(dor, doi) <text:span text:style-name="T2">into</text:span> days; <text:tab/></text:p>
      <text:p text:style-name="P6">set fine = 0; <text:s/></text:p>
      <text:p text:style-name="P6">if days&gt;14 then set fine = days*5; end if; </text:p>
      <text:p text:style-name="P6">if days&gt;30 then set fine = fine + (days-30)*45; end if; <text:s text:c="2"/></text:p>
      <text:p text:style-name="P6">insert into Fine values(roll, dor, fine); </text:p>
      <text:p text:style-name="P10">update Borrower set Status = "R" where Borrower.Roll_no = roll; </text:p>
      <text:p text:style-name="P6">end$$</text:p>
      <text:p text:style-name="Standard"/>
      <text:p text:style-name="P8">Delimiter ;</text:p>
      <text:p text:style-name="P8"><text:soft-page-break/></text:p>
      <text:p text:style-name="P8">select * from Borrower;</text:p>
      <text:p text:style-name="P8">select * from Fine;</text:p>
      <text:p text:style-name="Standard"/>
      <text:p text:style-name="Standard"/>
      <text:p text:style-name="P4">Part B:</text:p>
      <text:p text:style-name="Standard"/>
      <text:p text:style-name="P1">Create Table Areas(radius int, area float);</text:p>
      <text:p text:style-name="Standard"/>
      <text:p text:style-name="P1">Delimiter %</text:p>
      <text:p text:style-name="P2">Create Procedure areas()<text:tab/></text:p>
      <text:p text:style-name="P2">BEGIN </text:p>
      <text:p text:style-name="P2">Declare i int; </text:p>
      <text:p text:style-name="P2">Declare a float; </text:p>
      <text:p text:style-name="P2">set i = 5; </text:p>
      <text:p text:style-name="P2">loop1: LOOP </text:p>
      <text:p text:style-name="P2">if i &gt;= 10 then <text:span text:style-name="T1">leave loop1</text:span>; </text:p>
      <text:p text:style-name="P2">end if; </text:p>
      <text:p text:style-name="P2">set a = 3.14 * i * i; </text:p>
      <text:p text:style-name="P2">insert into Areas Values(i, a); </text:p>
      <text:p text:style-name="P2">set i = i + 1; </text:p>
      <text:p text:style-name="P2">end LOOP; </text:p>
      <text:p text:style-name="P2">END%</text:p>
      <text:p text:style-name="P2"/>
      <text:p text:style-name="P8">Delimiter ;</text:p>
      <text:p text:style-name="P2"/>
      <text:p text:style-name="P8">call areas();</text:p>
      <text:p text:style-name="P8">select * from Area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09:54:42.017021163</meta:creation-date>
    <dc:date>2024-07-31T15:45:40.207061654</dc:date>
    <meta:editing-duration>PT34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276" meta:character-count="1788" meta:non-whitespace-character-count="1532"/>
  </office:meta>
</office:document-meta>
</file>